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0" style:family="table">
      <style:table-properties style:width="20.059cm" fo:margin-left="-0.199cm" fo:margin-right="-0.194cm" fo:margin-top="0cm" fo:margin-bottom="0cm" table:align="margins" style:writing-mode="lr-tb"/>
    </style:style>
    <style:style style:name="Tabela10.A" style:family="table-column">
      <style:table-column-properties style:column-width="0.93cm" style:rel-column-width="3036*"/>
    </style:style>
    <style:style style:name="Tabela10.B" style:family="table-column">
      <style:table-column-properties style:column-width="0.931cm" style:rel-column-width="3043*"/>
    </style:style>
    <style:style style:name="Tabela10.C" style:family="table-column">
      <style:table-column-properties style:column-width="0.75cm" style:rel-column-width="2447*"/>
    </style:style>
    <style:style style:name="Tabela10.D" style:family="table-column">
      <style:table-column-properties style:column-width="0.187cm" style:rel-column-width="611*"/>
    </style:style>
    <style:style style:name="Tabela10.F" style:family="table-column">
      <style:table-column-properties style:column-width="0.933cm" style:rel-column-width="3051*"/>
    </style:style>
    <style:style style:name="Tabela10.H" style:family="table-column">
      <style:table-column-properties style:column-width="0.631cm" style:rel-column-width="2064*"/>
    </style:style>
    <style:style style:name="Tabela10.I" style:family="table-column">
      <style:table-column-properties style:column-width="0.303cm" style:rel-column-width="994*"/>
    </style:style>
    <style:style style:name="Tabela10.J" style:family="table-column">
      <style:table-column-properties style:column-width="0.84cm" style:rel-column-width="2745*"/>
    </style:style>
    <style:style style:name="Tabela10.K" style:family="table-column">
      <style:table-column-properties style:column-width="0.095cm" style:rel-column-width="313*"/>
    </style:style>
    <style:style style:name="Tabela10.L" style:family="table-column">
      <style:table-column-properties style:column-width="0.937cm" style:rel-column-width="3059*"/>
    </style:style>
    <style:style style:name="Tabela10.M" style:family="table-column">
      <style:table-column-properties style:column-width="0.115cm" style:rel-column-width="374*"/>
    </style:style>
    <style:style style:name="Tabela10.N" style:family="table-column">
      <style:table-column-properties style:column-width="0.7cm" style:rel-column-width="2286*"/>
    </style:style>
    <style:style style:name="Tabela10.O" style:family="table-column">
      <style:table-column-properties style:column-width="0.122cm" style:rel-column-width="397*"/>
    </style:style>
    <style:style style:name="Tabela10.P" style:family="table-column">
      <style:table-column-properties style:column-width="0.325cm" style:rel-column-width="1063*"/>
    </style:style>
    <style:style style:name="Tabela10.Q" style:family="table-column">
      <style:table-column-properties style:column-width="0.637cm" style:rel-column-width="2080*"/>
    </style:style>
    <style:style style:name="Tabela10.R" style:family="table-column">
      <style:table-column-properties style:column-width="0.508cm" style:rel-column-width="1659*"/>
    </style:style>
    <style:style style:name="Tabela10.S" style:family="table-column">
      <style:table-column-properties style:column-width="0.437cm" style:rel-column-width="1430*"/>
    </style:style>
    <style:style style:name="Tabela10.T" style:family="table-column">
      <style:table-column-properties style:column-width="0.138cm" style:rel-column-width="451*"/>
    </style:style>
    <style:style style:name="Tabela10.U" style:family="table-column">
      <style:table-column-properties style:column-width="0.572cm" style:rel-column-width="1866*"/>
    </style:style>
    <style:style style:name="Tabela10.V" style:family="table-column">
      <style:table-column-properties style:column-width="0.512cm" style:rel-column-width="1674*"/>
    </style:style>
    <style:style style:name="Tabela10.X" style:family="table-column">
      <style:table-column-properties style:column-width="0.496cm" style:rel-column-width="1621*"/>
    </style:style>
    <style:style style:name="Tabela10.Y" style:family="table-column">
      <style:table-column-properties style:column-width="0.45cm" style:rel-column-width="1468*"/>
    </style:style>
    <style:style style:name="Tabela10.Z" style:family="table-column">
      <style:table-column-properties style:column-width="0.101cm" style:rel-column-width="328*"/>
    </style:style>
    <style:style style:name="Tabela10.a" style:family="table-column">
      <style:table-column-properties style:column-width="0.265cm" style:rel-column-width="864*"/>
    </style:style>
    <style:style style:name="Tabela10.b" style:family="table-column">
      <style:table-column-properties style:column-width="0.718cm" style:rel-column-width="2347*"/>
    </style:style>
    <style:style style:name="Tabela10.c" style:family="table-column">
      <style:table-column-properties style:column-width="0.764cm" style:rel-column-width="2493*"/>
    </style:style>
    <style:style style:name="Tabela10.d" style:family="table-column">
      <style:table-column-properties style:column-width="0.321cm" style:rel-column-width="1047*"/>
    </style:style>
    <style:style style:name="Tabela10.e" style:family="table-column">
      <style:table-column-properties style:column-width="0.826cm" style:rel-column-width="2699*"/>
    </style:style>
    <style:style style:name="Tabela10.f" style:family="table-column">
      <style:table-column-properties style:column-width="0.258cm" style:rel-column-width="841*"/>
    </style:style>
    <style:style style:name="Tabela10.g" style:family="table-column">
      <style:table-column-properties style:column-width="0.887cm" style:rel-column-width="2898*"/>
    </style:style>
    <style:style style:name="Tabela10.h" style:family="table-column">
      <style:table-column-properties style:column-width="0.196cm" style:rel-column-width="642*"/>
    </style:style>
    <style:style style:name="Tabela10.i" style:family="table-column">
      <style:table-column-properties style:column-width="0.951cm" style:rel-column-width="3105*"/>
    </style:style>
    <style:style style:name="Tabela10.j" style:family="table-column">
      <style:table-column-properties style:column-width="0.132cm" style:rel-column-width="435*"/>
    </style:style>
    <style:style style:name="Tabela10.k" style:family="table-column">
      <style:table-column-properties style:column-width="1.014cm" style:rel-column-width="3311*"/>
    </style:style>
    <style:style style:name="Tabela10.l" style:family="table-column">
      <style:table-column-properties style:column-width="0.076cm" style:rel-column-width="248*"/>
    </style:style>
    <style:style style:name="Tabela10.1" style:family="table-row">
      <style:table-row-properties style:min-row-height="0.972cm" style:keep-together="true" fo:keep-together="auto"/>
    </style:style>
    <style:style style:name="Tabela10.A1" style:family="table-cell">
      <style:table-cell-properties style:vertical-align="middle" fo:background-color="#767171" fo:padding-left="0.191cm" fo:padding-right="0.191cm" fo:padding-top="0cm" fo:padding-bottom="0cm" fo:border="0.018cm solid #00000a">
        <style:background-image/>
      </style:table-cell-properties>
    </style:style>
    <style:style style:name="Tabela10.2" style:family="table-row">
      <style:table-row-properties style:min-row-height="0.732cm" style:keep-together="true" fo:keep-together="auto"/>
    </style:style>
    <style:style style:name="Tabela10.A2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abela10.3" style:family="table-row">
      <style:table-row-properties style:min-row-height="0.686cm" style:keep-together="true" fo:keep-together="auto"/>
    </style:style>
    <style:style style:name="Tabela10.A3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0.4" style:family="table-row">
      <style:table-row-properties style:min-row-height="1.169cm" style:keep-together="true" fo:keep-together="auto"/>
    </style:style>
    <style:style style:name="Tabela10.5" style:family="table-row">
      <style:table-row-properties style:min-row-height="1.185cm" style:keep-together="true" fo:keep-together="auto"/>
    </style:style>
    <style:style style:name="Tabela10.A5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0.6" style:family="table-row">
      <style:table-row-properties style:min-row-height="0.836cm" style:keep-together="true" fo:keep-together="auto"/>
    </style:style>
    <style:style style:name="Tabela10.7" style:family="table-row">
      <style:table-row-properties style:min-row-height="0.617cm" style:keep-together="true" fo:keep-together="auto"/>
    </style:style>
    <style:style style:name="Tabela10.A7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abela10.8" style:family="table-row">
      <style:table-row-properties style:min-row-height="0.714cm" style:keep-together="true" fo:keep-together="auto"/>
    </style:style>
    <style:style style:name="Tabela10.9" style:family="table-row">
      <style:table-row-properties style:min-row-height="1.284cm" style:keep-together="true" fo:keep-together="auto"/>
    </style:style>
    <style:style style:name="Tabela10.10" style:family="table-row">
      <style:table-row-properties style:min-row-height="1.035cm" style:keep-together="true" fo:keep-together="auto"/>
    </style:style>
    <style:style style:name="Tabela10.11" style:family="table-row">
      <style:table-row-properties style:min-row-height="0.474cm" style:keep-together="true" fo:keep-together="auto"/>
    </style:style>
    <style:style style:name="Tabela10.A1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0.15" style:family="table-row">
      <style:table-row-properties style:min-row-height="0.743cm" style:keep-together="true" fo:keep-together="auto"/>
    </style:style>
    <style:style style:name="Tabela10.A16" style:family="table-cell">
      <style:table-cell-properties style:vertical-align="middle" fo:background-color="#7f7f7f" fo:padding-left="0.191cm" fo:padding-right="0.191cm" fo:padding-top="0cm" fo:padding-bottom="0cm" fo:border="0.018cm solid #00000a">
        <style:background-image/>
      </style:table-cell-properties>
    </style:style>
    <style:style style:name="Tabela10.20" style:family="table-row">
      <style:table-row-properties style:min-row-height="1.732cm" style:keep-together="true" fo:keep-together="auto"/>
    </style:style>
    <style:style style:name="Tabela10.A20" style:family="table-cell">
      <style:table-cell-properties style:vertical-align="bottom" fo:padding-left="0.191cm" fo:padding-right="0.191cm" fo:padding-top="0cm" fo:padding-bottom="0cm" fo:border="0.018cm solid #00000a"/>
    </style:style>
    <style:style style:name="Tabela10.21" style:family="table-row">
      <style:table-row-properties style:min-row-height="1.598cm" style:keep-together="true" fo:keep-together="auto"/>
    </style:style>
    <style:style style:name="Tabela1" style:family="table">
      <style:table-properties style:width="18.949cm" fo:margin-top="0cm" fo:margin-bottom="0cm" table:align="left" style:writing-mode="lr-tb"/>
    </style:style>
    <style:style style:name="Tabela1.A" style:family="table-column">
      <style:table-column-properties style:column-width="6.309cm"/>
    </style:style>
    <style:style style:name="Tabela1.B" style:family="table-column">
      <style:table-column-properties style:column-width="3.249cm"/>
    </style:style>
    <style:style style:name="Tabela1.C" style:family="table-column">
      <style:table-column-properties style:column-width="9.391cm"/>
    </style:style>
    <style:style style:name="Tabela1.1" style:family="table-row">
      <style:table-row-properties style:min-row-height="0.637cm" style:keep-together="true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.2" style:family="table-row">
      <style:table-row-properties style:min-row-height="0.82cm" style:keep-together="true" fo:keep-together="auto"/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2" style:family="table">
      <style:table-properties style:width="19.235cm" fo:margin-top="0cm" fo:margin-bottom="0cm" table:align="left" fo:background-color="#ffffff" style:writing-mode="lr-tb">
        <style:background-image/>
      </style:table-properties>
    </style:style>
    <style:style style:name="Tabela2.A" style:family="table-column">
      <style:table-column-properties style:column-width="3.059cm"/>
    </style:style>
    <style:style style:name="Tabela2.B" style:family="table-column">
      <style:table-column-properties style:column-width="3cm"/>
    </style:style>
    <style:style style:name="Tabela2.C" style:family="table-column">
      <style:table-column-properties style:column-width="3.251cm"/>
    </style:style>
    <style:style style:name="Tabela2.D" style:family="table-column">
      <style:table-column-properties style:column-width="9.925cm"/>
    </style:style>
    <style:style style:name="Tabela2.1" style:family="table-row">
      <style:table-row-properties style:min-row-height="0.743cm" style:keep-together="true"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2.2" style:family="table-row">
      <style:table-row-properties style:min-row-height="1.042cm" style:keep-together="true" fo:keep-together="auto"/>
    </style:style>
    <style:style style:name="Tabela2.A3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a2.5" style:family="table-row">
      <style:table-row-properties style:min-row-height="1.053cm" style:keep-together="true" fo:keep-together="auto"/>
    </style:style>
    <style:style style:name="Tabela3" style:family="table">
      <style:table-properties style:width="18.949cm" fo:margin-top="0cm" fo:margin-bottom="0cm" table:align="left" fo:background-color="#ffffff" style:writing-mode="lr-tb">
        <style:background-image/>
      </style:table-properties>
    </style:style>
    <style:style style:name="Tabela3.A" style:family="table-column">
      <style:table-column-properties style:column-width="3.059cm"/>
    </style:style>
    <style:style style:name="Tabela3.B" style:family="table-column">
      <style:table-column-properties style:column-width="2.999cm"/>
    </style:style>
    <style:style style:name="Tabela3.C" style:family="table-column">
      <style:table-column-properties style:column-width="3.253cm"/>
    </style:style>
    <style:style style:name="Tabela3.D" style:family="table-column">
      <style:table-column-properties style:column-width="9.64cm"/>
    </style:style>
    <style:style style:name="Tabela3.1" style:family="table-row">
      <style:table-row-properties style:min-row-height="0.743cm" style:keep-together="true" fo:keep-together="auto"/>
    </style:style>
    <style:style style:name="Tabela3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3.2" style:family="table-row">
      <style:table-row-properties style:min-row-height="1.005cm" style:keep-together="true" fo:keep-together="auto"/>
    </style:style>
    <style:style style:name="Tabela3.A3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a3.5" style:family="table-row">
      <style:table-row-properties style:min-row-height="1.018cm" style:keep-together="true" fo:keep-together="auto"/>
    </style:style>
    <style:style style:name="Tabela4" style:family="table">
      <style:table-properties style:width="1.106cm" fo:margin-left="0.635cm" fo:margin-right="0.487cm" fo:margin-top="0cm" fo:margin-bottom="0cm" table:align="margins" fo:background-color="#ffffff" style:writing-mode="lr-tb">
        <style:background-image/>
      </style:table-properties>
    </style:style>
    <style:style style:name="Tabela4.A" style:family="table-column">
      <style:table-column-properties style:column-width="0.233cm" style:rel-column-width="13835*"/>
    </style:style>
    <style:style style:name="Tabela4.B" style:family="table-column">
      <style:table-column-properties style:column-width="0.873cm" style:rel-column-width="51700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5" style:family="table">
      <style:table-properties style:width="15.603cm" fo:margin-left="0cm" fo:margin-top="0cm" fo:margin-bottom="0cm" table:align="left" fo:background-color="#ffffff" style:writing-mode="lr-tb">
        <style:background-image/>
      </style:table-properties>
    </style:style>
    <style:style style:name="Tabela5.A" style:family="table-column">
      <style:table-column-properties style:column-width="5.2cm"/>
    </style:style>
    <style:style style:name="Tabela5.B" style:family="table-column">
      <style:table-column-properties style:column-width="5.198cm"/>
    </style:style>
    <style:style style:name="Tabela5.C" style:family="table-column">
      <style:table-column-properties style:column-width="5.2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6" style:family="table">
      <style:table-properties style:width="19.129cm" fo:margin-top="0cm" fo:margin-bottom="0cm" table:align="left" style:writing-mode="lr-tb"/>
    </style:style>
    <style:style style:name="Tabela6.A" style:family="table-column">
      <style:table-column-properties style:column-width="19.129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6.A2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ela7" style:family="table">
      <style:table-properties style:width="1.071cm" fo:margin-left="0.635cm" fo:margin-right="0.522cm" fo:margin-top="0cm" fo:margin-bottom="0cm" table:align="margins" fo:background-color="#ffffff" style:writing-mode="lr-tb">
        <style:background-image/>
      </style:table-properties>
    </style:style>
    <style:style style:name="Tabela7.A" style:family="table-column">
      <style:table-column-properties style:column-width="0.342cm" style:rel-column-width="20933*"/>
    </style:style>
    <style:style style:name="Tabela7.B" style:family="table-column">
      <style:table-column-properties style:column-width="0.728cm" style:rel-column-width="44602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7.B1" style:family="table-cell">
      <style:table-cell-properties fo:background-color="#ffffff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a8" style:family="table">
      <style:table-properties style:width="15.603cm" fo:margin-left="0cm" fo:margin-top="0cm" fo:margin-bottom="0cm" table:align="left" fo:background-color="#ffffff" style:writing-mode="lr-tb">
        <style:background-image/>
      </style:table-properties>
    </style:style>
    <style:style style:name="Tabela8.A" style:family="table-column">
      <style:table-column-properties style:column-width="5.2cm"/>
    </style:style>
    <style:style style:name="Tabela8.B" style:family="table-column">
      <style:table-column-properties style:column-width="5.198cm"/>
    </style:style>
    <style:style style:name="Tabela8.C" style:family="table-column">
      <style:table-column-properties style:column-width="5.205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9" style:family="table">
      <style:table-properties style:width="19.2cm" fo:margin-top="0cm" fo:margin-bottom="0cm" table:align="left" style:writing-mode="lr-tb"/>
    </style:style>
    <style:style style:name="Tabela9.A" style:family="table-column">
      <style:table-column-properties style:column-width="19.2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9.A2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text-properties style:font-name-complex="Calibri1"/>
    </style:style>
    <style:style style:name="P2" style:family="paragraph" style:parent-style-name="Standard">
      <style:text-properties fo:font-weight="bold" style:font-weight-asian="bold" style:font-name-complex="Calibri1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name-complex="Calibri1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font-style="italic" style:font-style-asian="italic" style:font-name-complex="Calibri1"/>
    </style:style>
    <style:style style:name="P8" style:family="paragraph" style:parent-style-name="Standard">
      <style:paragraph-properties fo:margin-top="0cm" fo:margin-bottom="0cm" fo:line-height="100%"/>
      <style:text-properties fo:font-weight="bold" style:font-weight-asian="bold" style:font-name-complex="Calibri1"/>
    </style:style>
    <style:style style:name="P9" style:family="paragraph" style:parent-style-name="Standard">
      <style:paragraph-properties fo:margin-top="0cm" fo:margin-bottom="0cm" fo:line-height="100%"/>
      <style:text-properties style:font-name-complex="Calibri1"/>
    </style:style>
    <style:style style:name="P10" style:family="paragraph" style:parent-style-name="Standard">
      <style:paragraph-properties fo:margin-top="0cm" fo:margin-bottom="0cm" fo:line-height="100%" fo:text-align="end" style:justify-single-word="false"/>
      <style:text-properties style:font-name-complex="Calibri1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-complex="Calibri1"/>
    </style:style>
    <style:style style:name="P12" style:family="paragraph" style:parent-style-name="Standard">
      <style:paragraph-properties fo:margin-top="0cm" fo:margin-bottom="0cm" fo:line-height="100%"/>
      <style:text-properties fo:font-size="9pt" style:font-size-asian="9pt" style:font-name-complex="Calibri1" style:font-size-complex="9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font-size="9pt" style:font-size-asian="9pt" style:font-name-complex="Calibri1" style:font-size-complex="9pt"/>
    </style:style>
    <style:style style:name="P14" style:family="paragraph" style:parent-style-name="Standard">
      <style:paragraph-properties fo:margin-top="0cm" fo:margin-bottom="0.212cm" fo:text-align="justify" style:justify-single-word="false"/>
    </style:style>
    <style:style style:name="P15" style:family="paragraph" style:parent-style-name="Standard">
      <style:paragraph-properties fo:margin-left="0.049cm" fo:margin-right="0cm" fo:margin-top="0cm" fo:margin-bottom="0.212cm" fo:text-indent="0cm" style:auto-text-indent="false"/>
    </style:style>
    <style:style style:name="P16" style:family="paragraph" style:parent-style-name="Standard">
      <style:paragraph-properties fo:margin-left="0.049cm" fo:margin-right="0cm" fo:margin-top="0cm" fo:margin-bottom="0.212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049cm" fo:margin-right="0cm" fo:margin-top="0cm" fo:margin-bottom="0cm" fo:line-height="100%" fo:text-indent="0cm" style:auto-text-indent="false"/>
    </style:style>
    <style:style style:name="P18" style:family="paragraph" style:parent-style-name="Standard">
      <style:paragraph-properties fo:margin-left="0.049cm" fo:margin-right="0cm" fo:margin-top="0cm" fo:margin-bottom="0cm" fo:text-indent="0cm" style:auto-text-indent="false"/>
      <style:text-properties style:font-name-complex="Calibri1"/>
    </style:style>
    <style:style style:name="P19" style:family="paragraph" style:parent-style-name="Standard">
      <style:paragraph-properties fo:margin-left="0.049cm" fo:margin-right="0cm" fo:margin-top="0.212cm" fo:margin-bottom="0.212cm" fo:text-indent="0cm" style:auto-text-indent="false"/>
    </style:style>
    <style:style style:name="P20" style:family="paragraph" style:parent-style-name="Standard">
      <style:paragraph-properties fo:margin-left="0cm" fo:margin-right="0.445cm" fo:margin-top="0cm" fo:margin-bottom="0cm" fo:line-height="100%" fo:text-indent="0cm" style:auto-text-indent="false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name-complex="Calibri1"/>
    </style:style>
    <style:style style:name="P22" style:family="paragraph" style:parent-style-name="List_20_Paragraph">
      <style:paragraph-properties fo:margin-left="0.635cm" fo:margin-right="0cm" fo:text-indent="0cm" style:auto-text-indent="false"/>
      <style:text-properties fo:font-weight="bold" style:font-weight-asian="bold" style:font-name-complex="Calibri1"/>
    </style:style>
    <style:style style:name="P23" style:family="paragraph" style:parent-style-name="List_20_Paragraph">
      <style:paragraph-properties fo:margin-left="0.635cm" fo:margin-right="0cm" fo:line-height="100%" fo:text-align="justify" style:justify-single-word="false" fo:text-indent="0cm" style:auto-text-indent="false"/>
      <style:text-properties fo:font-size="10pt" style:font-size-asian="10pt" style:font-name-complex="Calibri1" style:font-size-complex="10pt"/>
    </style:style>
    <style:style style:name="P24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style:font-name-complex="Calibri1"/>
    </style:style>
    <style:style style:name="P25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fo:font-weight="bold" style:font-weight-asian="bold" style:font-name-complex="Calibri1"/>
    </style:style>
    <style:style style:name="P26" style:family="paragraph" style:parent-style-name="List_20_Paragraph">
      <style:paragraph-properties fo:margin-left="0.63cm" fo:margin-right="0cm" fo:margin-top="0cm" fo:margin-bottom="0.212cm" fo:text-indent="0cm" style:auto-text-indent="false"/>
      <style:text-properties fo:font-weight="bold" style:font-weight-asian="bold" style:font-name-complex="Calibri1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Standard">
      <style:paragraph-properties fo:margin-top="0cm" fo:margin-bottom="0cm" fo:line-height="100%"/>
      <style:text-properties style:font-name-complex="Calibri1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-complex="Calibri1"/>
    </style:style>
    <style:style style:name="P30" style:family="paragraph" style:parent-style-name="Standard">
      <style:paragraph-properties fo:margin-top="0cm" fo:margin-bottom="0cm" fo:line-height="100%"/>
      <style:text-properties fo:font-style="italic" style:font-style-asian="italic" style:font-name-complex="Calibri1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font-size="9pt" style:font-size-asian="9pt" style:font-name-complex="Calibri1" style:font-size-complex="9pt"/>
    </style:style>
    <style:style style:name="P32" style:family="paragraph" style:parent-style-name="Standard" style:list-style-name="WWNum1">
      <style:paragraph-properties fo:margin-left="0.552cm" fo:margin-right="0cm" fo:margin-top="0cm" fo:margin-bottom="0cm" fo:line-height="100%" fo:text-indent="-0.499cm" style:auto-text-indent="false"/>
      <style:text-properties fo:font-weight="bold" style:font-weight-asian="bold" style:font-name-complex="Calibri1"/>
    </style:style>
    <style:style style:name="P33" style:family="paragraph" style:parent-style-name="Standard">
      <style:paragraph-properties fo:margin-left="0cm" fo:margin-right="0.445cm" fo:margin-top="0cm" fo:margin-bottom="0cm" fo:line-height="100%" fo:text-indent="0cm" style:auto-text-indent="false"/>
      <style:text-properties fo:font-style="italic" style:font-style-asian="italic" style:font-name-complex="Calibri1"/>
    </style:style>
    <style:style style:name="P34" style:family="paragraph" style:parent-style-name="Standard">
      <style:paragraph-properties fo:margin-left="0cm" fo:margin-right="0.445cm" fo:margin-top="0cm" fo:margin-bottom="0cm" fo:line-height="100%" fo:text-indent="0cm" style:auto-text-indent="false" fo:padding-left="0.141cm" fo:padding-right="0.141cm" fo:padding-top="0.035cm" fo:padding-bottom="0.035cm" fo:border="0.018cm solid #00000a"/>
      <style:text-properties fo:font-style="italic" style:font-style-asian="italic" style:font-name-complex="Calibri1"/>
    </style:style>
    <style:style style:name="P3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-complex="Calibri1"/>
    </style:style>
    <style:style style:name="P36" style:family="paragraph" style:parent-style-name="Standard">
      <style:paragraph-properties fo:margin-top="0.423cm" fo:margin-bottom="0.106cm">
        <style:tab-stops>
          <style:tab-stop style:position="9.497cm"/>
        </style:tab-stops>
      </style:paragraph-properties>
      <style:text-properties fo:font-size="10pt" fo:font-weight="bold" style:font-size-asian="10pt" style:font-weight-asian="bold" style:font-name-complex="Calibri1" style:font-size-complex="10pt"/>
    </style:style>
    <style:style style:name="P37" style:family="paragraph" style:parent-style-name="List_20_Paragraph" style:list-style-name="WWNum2">
      <style:text-properties fo:font-weight="bold" style:font-weight-asian="bold" style:font-name-complex="Calibri1"/>
    </style:style>
    <style:style style:name="P38" style:family="paragraph" style:parent-style-name="List_20_Paragraph" style:list-style-name="WWNum6">
      <style:paragraph-properties fo:line-height="100%" fo:text-align="justify" style:justify-single-word="false"/>
      <style:text-properties fo:font-size="10pt" style:font-size-asian="10pt" style:font-name-complex="Calibri1" style:font-size-complex="10pt"/>
    </style:style>
    <style:style style:name="P39" style:family="paragraph" style:parent-style-name="List_20_Paragraph" style:list-style-name="WWNum6">
      <style:paragraph-properties fo:text-align="justify" style:justify-single-word="false"/>
      <style:text-properties fo:font-size="10pt" style:font-size-asian="10pt" style:font-name-complex="Calibri1" style:font-size-complex="10pt"/>
    </style:style>
    <style:style style:name="P40" style:family="paragraph" style:parent-style-name="List_20_Paragraph" style:list-style-name="WWNum1">
      <style:paragraph-properties fo:margin-left="0.552cm" fo:margin-right="0cm" fo:margin-top="0cm" fo:margin-bottom="0cm" fo:line-height="100%" fo:text-indent="-0.499cm" style:auto-text-indent="false"/>
      <style:text-properties fo:font-weight="bold" style:font-weight-asian="bold" style:font-name-complex="Calibri1"/>
    </style:style>
    <style:style style:name="P41" style:family="paragraph" style:parent-style-name="List_20_Paragraph" style:list-style-name="WWNum2">
      <style:paragraph-properties fo:margin-top="0cm" fo:margin-bottom="0cm" fo:line-height="100%"/>
    </style:style>
    <style:style style:name="P42" style:family="paragraph" style:parent-style-name="List_20_Paragraph" style:list-style-name="WWNum2">
      <style:paragraph-properties fo:margin-top="0cm" fo:margin-bottom="0cm" fo:line-height="100%"/>
      <style:text-properties fo:font-weight="bold" style:font-weight-asian="bold" style:font-name-complex="Calibri1"/>
    </style:style>
    <style:style style:name="P43" style:family="paragraph" style:parent-style-name="List_20_Paragraph" style:list-style-name="WWNum4">
      <style:paragraph-properties fo:margin-top="0cm" fo:margin-bottom="0cm" fo:line-height="100%" fo:text-align="justify" style:justify-single-word="false"/>
      <style:text-properties style:font-name-complex="Calibri1"/>
    </style:style>
    <style:style style:name="P44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style:font-name-complex="Calibri1"/>
    </style:style>
    <style:style style:name="P45" style:family="paragraph" style:parent-style-name="List_20_Paragraph" style:list-style-name="WWNum2">
      <style:paragraph-properties fo:margin-left="0.63cm" fo:margin-right="0cm" fo:margin-top="0cm" fo:margin-bottom="0.212cm" fo:text-indent="-0.63cm" style:auto-text-indent="false"/>
    </style:style>
    <style:style style:name="P46" style:family="paragraph" style:parent-style-name="List_20_Paragraph" style:list-style-name="WWNum2">
      <style:paragraph-properties fo:margin-left="0.63cm" fo:margin-right="0cm" fo:margin-top="0cm" fo:margin-bottom="0.212cm" fo:text-indent="-0.63cm" style:auto-text-indent="false"/>
      <style:text-properties fo:font-weight="bold" style:font-weight-asian="bold" style:font-name-complex="Calibri1"/>
    </style:style>
    <style:style style:name="P47" style:family="paragraph" style:parent-style-name="List_20_Paragraph" style:list-style-name="WWNum4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-complex="Calibri1"/>
    </style:style>
    <style:style style:name="P48" style:family="paragraph" style:parent-style-name="List_20_Paragraph" style:list-style-name="WWNum3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-complex="Calibri1"/>
    </style:style>
    <style:style style:name="T1" style:family="text">
      <style:text-properties style:font-name="Times New Roman" fo:font-weight="bold" style:font-weight-asian="bold" style:font-name-complex="Times New Roman2"/>
    </style:style>
    <style:style style:name="T2" style:family="text">
      <style:text-properties fo:font-weight="bold" style:font-weight-asian="bold" style:font-name-complex="Calibri1"/>
    </style:style>
    <style:style style:name="T3" style:family="text">
      <style:text-properties style:text-position="super 58%" style:font-name="Times New Roman" style:font-name-complex="Times New Roman2"/>
    </style:style>
    <style:style style:name="T4" style:family="text">
      <style:text-properties style:text-position="super 58%" style:font-name-complex="Calibri1"/>
    </style:style>
    <style:style style:name="T5" style:family="text">
      <style:text-properties style:text-position="super 58%" fo:font-weight="bold" style:font-weight-asian="bold" style:font-name-complex="Calibri1"/>
    </style:style>
    <style:style style:name="T6" style:family="text">
      <style:text-properties style:font-name-complex="Calibri1"/>
    </style:style>
    <style:style style:name="T7" style:family="text">
      <style:text-properties fo:font-size="10pt" style:font-size-asian="10pt" style:font-name-complex="Calibri1" style:font-size-complex="10pt"/>
    </style:style>
    <style:style style:name="T8" style:family="text">
      <style:text-properties style:font-name="Symbol" fo:font-size="10pt" style:font-size-asian="10pt" style:font-name-complex="Calibri1" style:font-size-complex="10pt"/>
    </style:style>
    <style:style style:name="T9" style:family="text">
      <style:text-properties fo:font-style="italic" style:font-style-asian="italic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GoBack"/><text:span text:style-name="T1">DEKLARACJA WYBORU ŚWIADCZENIODAWCY UDZIELAJĄCEGO ŚWIADCZEŃ Z ZAKRESU PODSTAWOWEJ OPIEKI ZDROWOTNEJ ORAZ PIELĘGNIARKI PODSTAWOWEJ OPIEKI ZDROWOTNEJ</text:span><text:span text:style-name="T3">1)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B"/>
        <table:table-column table:style-name="Tabela10.F" table:number-columns-repeated="2"/>
        <table:table-column table:style-name="Tabela10.H"/>
        <table:table-column table:style-name="Tabela10.I"/>
        <table:table-column table:style-name="Tabela10.J"/>
        <table:table-column table:style-name="Tabela10.K"/>
        <table:table-column table:style-name="Tabela10.L"/>
        <table:table-column table:style-name="Tabela10.M"/>
        <table:table-column table:style-name="Tabela10.N"/>
        <table:table-column table:style-name="Tabela10.O"/>
        <table:table-column table:style-name="Tabela10.P"/>
        <table:table-column table:style-name="Tabela10.Q"/>
        <table:table-column table:style-name="Tabela10.R"/>
        <table:table-column table:style-name="Tabela10.S"/>
        <table:table-column table:style-name="Tabela10.T"/>
        <table:table-column table:style-name="Tabela10.U"/>
        <table:table-column table:style-name="Tabela10.V"/>
        <table:table-column table:style-name="Tabela10.T"/>
        <table:table-column table:style-name="Tabela10.X"/>
        <table:table-column table:style-name="Tabela10.Y"/>
        <table:table-column table:style-name="Tabela10.Z"/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column table:style-name="Tabela10.h"/>
        <table:table-column table:style-name="Tabela10.i"/>
        <table:table-column table:style-name="Tabela10.j"/>
        <table:table-column table:style-name="Tabela10.k"/>
        <table:table-column table:style-name="Tabela10.l"/>
        <table:table-row table:style-name="Tabela10.1">
          <table:table-cell table:style-name="Tabela10.A1" table:number-columns-spanned="3" office:value-type="string">
            <text:list xml:id="list6533803249451302029" text:style-name="WWNum1">
              <text:list-item>
                <text:p text:style-name="P40">DANE DOTYCZĄCE ŚWIADCZENIOBIORCY </text:p>
              </text:list-item>
            </text:list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8" office:value-type="string">
            <text:list xml:id="list1836242633721639563" text:style-name="WWNum2">
              <text:list-item>
                <text:p text:style-name="P42">Imię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5" office:value-type="string">
            <text:list xml:id="list33350925" text:continue-numbering="true" text:style-name="WWNum2">
              <text:list-item>
                <text:p text:style-name="P42">Nazwisko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5" office:value-type="string">
            <text:list xml:id="list33344009" text:continue-numbering="true" text:style-name="WWNum2">
              <text:list-item>
                <text:p text:style-name="P42">Nazwisko rodow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3">
          <table:table-cell table:style-name="Tabela10.A3" table:number-columns-spanned="8" office:value-type="string"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15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15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4">
          <table:table-cell table:style-name="Tabela10.A2" table:number-columns-spanned="8" office:value-type="string">
            <text:list xml:id="list33340618" text:continue-numbering="true" text:style-name="WWNum2">
              <text:list-item>
                <text:p text:style-name="P42">Data urodzenia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6" office:value-type="string">
            <text:list xml:id="list33354775" text:continue-numbering="true" text:style-name="WWNum2">
              <text:list-item>
                <text:p text:style-name="P42">Płeć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24" office:value-type="string">
            <text:list xml:id="list33358193" text:continue-numbering="true" text:style-name="WWNum2">
              <text:list-item>
                <text:p text:style-name="P42">Numer PESEL, a w przypadku jego braku seria i numer dokumentu potwierdzającego tożsamość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5" table:number-columns-spanned="8" office:value-type="string">
            <text:p text:style-name="P6"><text:span text:style-name="T6">_ _ - _ _ - _ _ _ _</text:span><text:span text:style-name="T7"> </text:span></text:p>
            <text:p text:style-name="P6"><text:span text:style-name="T7">dzień </text:span><text:span text:style-name="T8"></text:span><text:span text:style-name="T7"> miesiąc </text:span><text:span text:style-name="T8"></text:span><text:span text:style-name="T7"> ro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5" table:number-columns-spanned="6" office:value-type="string">
            <text:p text:style-name="P29">M/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3" office:value-type="string">
            <text:p text:style-name="P9"/>
          </table:table-cell>
          <table:covered-table-cell/>
          <table:covered-table-cell/>
          <table:table-cell table:style-name="Tabela10.A3" table:number-columns-spanned="3" office:value-type="string">
            <text:p text:style-name="P9"/>
          </table:table-cell>
          <table:covered-table-cell/>
          <table:covered-table-cell/>
          <table:table-cell table:style-name="Tabela10.A3" table:number-columns-spanned="2" office:value-type="string">
            <text:p text:style-name="P9"/>
          </table:table-cell>
          <table:covered-table-cell/>
          <table:table-cell table:style-name="Tabela10.A3" table:number-columns-spanned="3" office:value-type="string">
            <text:p text:style-name="P9"/>
          </table:table-cell>
          <table:covered-table-cell/>
          <table:covered-table-cell/>
          <table:table-cell table:style-name="Tabela10.A3" table:number-columns-spanned="3" office:value-type="string">
            <text:p text:style-name="P9"/>
          </table:table-cell>
          <table:covered-table-cell/>
          <table:covered-table-cell/>
          <table:table-cell table:style-name="Tabela10.A3" table:number-columns-spanned="2" office:value-type="string">
            <text:p text:style-name="P9"/>
          </table:table-cell>
          <table:covered-table-cell/>
          <table:table-cell table:style-name="Tabela10.A3" table:number-columns-spanned="2" office:value-type="string">
            <text:p text:style-name="P9"/>
          </table:table-cell>
          <table:covered-table-cell/>
          <table:table-cell table:style-name="Tabela10.A3" table:number-columns-spanned="2" office:value-type="string">
            <text:p text:style-name="P9"/>
          </table:table-cell>
          <table:covered-table-cell/>
          <table:table-cell table:style-name="Tabela10.A3" table:number-columns-spanned="2" office:value-type="string">
            <text:p text:style-name="P9"/>
          </table:table-cell>
          <table:covered-table-cell/>
          <table:table-cell table:style-name="Tabela10.A3" table:number-columns-spanned="2" office:value-type="string">
            <text:p text:style-name="P9"/>
          </table:table-cell>
          <table:covered-table-cell/>
        </table:table-row>
        <table:table-row table:style-name="Tabela10.6">
          <table:table-cell table:style-name="Tabela10.A2" table:number-columns-spanned="3" office:value-type="string">
            <text:list xml:id="list33348053" text:continue-numbering="true" text:style-name="WWNum2">
              <text:list-item>
                <text:p text:style-name="P37">Adres miejsca zamieszkania </text:p>
              </text:list-item>
            </text:list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row table:style-name="Tabela1.1">
                <table:table-cell table:style-name="Tabela1.A1" office:value-type="string">
                  <text:p text:style-name="P5"><text:span text:style-name="T6">7A.</text:span><text:span text:style-name="T9"> Ulica</text:span></text:p>
                </table:table-cell>
                <table:table-cell table:style-name="Tabela1.A1" office:value-type="string">
                  <text:p text:style-name="P5"><text:span text:style-name="T6">7B.</text:span><text:span text:style-name="T9"> Numer </text:span></text:p>
                  <text:p text:style-name="P30">domu/mieszkania </text:p>
                </table:table-cell>
                <table:table-cell table:style-name="Tabela1.A1" office:value-type="string">
                  <text:p text:style-name="P5"><text:span text:style-name="T6">7C.</text:span><text:span text:style-name="T9"> Kod pocztowy i miejscowość </text:span></text:p>
                </table:table-cell>
              </table:table-row>
              <table:table-row table:style-name="Tabela1.2">
                <table:table-cell table:style-name="Tabela1.A2" office:value-type="string">
                  <text:p text:style-name="P7"/>
                </table:table-cell>
                <table:table-cell table:style-name="Tabela1.A2" office:value-type="string">
                  <text:p text:style-name="P7"/>
                </table:table-cell>
                <table:table-cell table:style-name="Tabela1.A2" office:value-type="string">
                  <text:p text:style-name="P7"/>
                </table:table-cell>
              </table:table-row>
            </table:table>
            <text:p text:style-name="P22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7">
          <table:table-cell table:style-name="Tabela10.A7" table:number-columns-spanned="8" office:value-type="string">
            <text:list xml:id="list33341649" text:continue-numbering="true" text:style-name="WWNum2">
              <text:list-item>
                <text:p text:style-name="P42">Numer telefonu </text:p>
              </text:list-item>
            </text:list>
            <text:p text:style-name="P24">(pole nieobowiązkow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office:value-type="string">
            <text:p text:style-name="P10"/>
          </table:table-cell>
        </table:table-row>
        <table:table-row table:style-name="Tabela10.8">
          <table:table-cell table:style-name="Tabela10.A2" table:number-columns-spanned="14" office:value-type="string">
            <text:list xml:id="list33335064" text:continue-numbering="true" text:style-name="WWNum2">
              <text:list-item>
                <text:p text:style-name="P41"><text:span text:style-name="T2">Adres e-mail </text:span><text:span text:style-name="T6">(pole nieobowiązkowe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5" table:number-columns-spanned="2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2" table:number-columns-spanned="3" office:value-type="string">
            <text:list xml:id="list33333127" text:continue-numbering="true" text:style-name="WWNum2">
              <text:list-item>
                <text:p text:style-name="P45"><text:span text:style-name="T2">Dane dotyczące przedstawiciela ustawowego </text:span><text:span text:style-name="T6">(w przypadku gdy świadczeniobiorcą jest osoba małoletnia lub całkowicie ubezwłasnowolniona</text:span><text:span text:style-name="T4">6)</text:span><text:span text:style-name="T6">)</text:span></text:p>
              </text:list-item>
              <text:list-item>
                <text:p text:style-name="P46"/>
              </text:list-item>
            </text:list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row table:style-name="Tabela2.1">
                <table:table-cell table:style-name="Tabela2.A1" office:value-type="string">
                  <text:p text:style-name="P5"><text:span text:style-name="T6">10A. </text:span><text:span text:style-name="T9">Imię</text:span></text:p>
                </table:table-cell>
                <table:table-cell table:style-name="Tabela2.A1" table:number-columns-spanned="2" office:value-type="string">
                  <text:p text:style-name="P5"><text:span text:style-name="T6">10B. </text:span><text:span text:style-name="T9">Nazwisko</text:span></text:p>
                </table:table-cell>
                <table:covered-table-cell/>
                <table:table-cell table:style-name="Tabela2.A1" office:value-type="string">
                  <text:p text:style-name="P5"><text:span text:style-name="T6">10C. </text:span><text:span text:style-name="T9">Numer telefonu <text:s/>(pole nieobowiązkowe)</text:span></text:p>
                </table:table-cell>
              </table:table-row>
              <table:table-row table:style-name="Tabela2.2">
                <table:table-cell table:style-name="Tabela2.A1" office:value-type="string">
                  <text:p text:style-name="P24"><text:soft-page-break/></text:p>
                </table:table-cell>
                <table:table-cell table:style-name="Tabela2.A1" table:number-columns-spanned="2" office:value-type="string">
                  <text:p text:style-name="P24"/>
                </table:table-cell>
                <table:covered-table-cell/>
                <table:table-cell table:style-name="Tabela2.A1" office:value-type="string">
                  <text:p text:style-name="P24"/>
                </table:table-cell>
              </table:table-row>
              <table:table-row table:style-name="Tabela2.1">
                <table:table-cell table:style-name="Tabela2.A3" table:number-columns-spanned="4" office:value-type="string">
                  <text:p text:style-name="P30">Adres miejsca zamieszkania</text:p>
                </table:table-cell>
                <table:covered-table-cell/>
                <table:covered-table-cell/>
                <table:covered-table-cell/>
              </table:table-row>
              <table:table-row table:style-name="Tabela2.1">
                <table:table-cell table:style-name="Tabela2.A1" table:number-columns-spanned="2" office:value-type="string">
                  <text:p text:style-name="P5"><text:span text:style-name="T6">10D.</text:span><text:span text:style-name="T9"> Ulica</text:span></text:p>
                </table:table-cell>
                <table:covered-table-cell/>
                <table:table-cell table:style-name="Tabela2.A1" office:value-type="string">
                  <text:p text:style-name="P5"><text:span text:style-name="T6">10E. </text:span><text:span text:style-name="T9">Numer domu/mieszkania</text:span></text:p>
                </table:table-cell>
                <table:table-cell table:style-name="Tabela2.A1" office:value-type="string">
                  <text:p text:style-name="P5"><text:span text:style-name="T6">10F. </text:span><text:span text:style-name="T9">Kod pocztowy i miejscowość</text:span></text:p>
                </table:table-cell>
              </table:table-row>
              <table:table-row table:style-name="Tabela2.5">
                <table:table-cell table:style-name="Tabela2.A1" table:number-columns-spanned="2" office:value-type="string">
                  <text:p text:style-name="P8"/>
                </table:table-cell>
                <table:covered-table-cell/>
                <table:table-cell table:style-name="Tabela2.A1" office:value-type="string">
                  <text:p text:style-name="P8"/>
                </table:table-cell>
                <table:table-cell table:style-name="Tabela2.A1" office:value-type="string">
                  <text:p text:style-name="P8"/>
                </table:table-cell>
              </table:table-row>
            </table:table>
            <text:p text:style-name="P26"/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ela3.1">
                <table:table-cell table:style-name="Tabela3.A1" office:value-type="string">
                  <text:p text:style-name="P5"><text:span text:style-name="T6">10G. </text:span><text:span text:style-name="T9">Imię</text:span></text:p>
                </table:table-cell>
                <table:table-cell table:style-name="Tabela3.A1" table:number-columns-spanned="2" office:value-type="string">
                  <text:p text:style-name="P5"><text:span text:style-name="T6">10H. </text:span><text:span text:style-name="T9">Nazwisko</text:span></text:p>
                </table:table-cell>
                <table:covered-table-cell/>
                <table:table-cell table:style-name="Tabela3.A1" office:value-type="string">
                  <text:p text:style-name="P5"><text:span text:style-name="T6">10I. </text:span><text:span text:style-name="T9">Numer telefonu </text:span></text:p>
                  <text:p text:style-name="P30">(pole nieobowiązkowe)</text:p>
                </table:table-cell>
              </table:table-row>
              <table:table-row table:style-name="Tabela3.2">
                <table:table-cell table:style-name="Tabela3.A1" office:value-type="string">
                  <text:p text:style-name="P24"/>
                </table:table-cell>
                <table:table-cell table:style-name="Tabela3.A1" table:number-columns-spanned="2" office:value-type="string">
                  <text:p text:style-name="P24"/>
                </table:table-cell>
                <table:covered-table-cell/>
                <table:table-cell table:style-name="Tabela3.A1" office:value-type="string">
                  <text:p text:style-name="P24"/>
                </table:table-cell>
              </table:table-row>
              <table:table-row table:style-name="Tabela3.1">
                <table:table-cell table:style-name="Tabela3.A3" table:number-columns-spanned="4" office:value-type="string">
                  <text:p text:style-name="P30">Adres miejsca zamieszkania</text:p>
                </table:table-cell>
                <table:covered-table-cell/>
                <table:covered-table-cell/>
                <table:covered-table-cell/>
              </table:table-row>
              <table:table-row table:style-name="Tabela3.1">
                <table:table-cell table:style-name="Tabela3.A1" table:number-columns-spanned="2" office:value-type="string">
                  <text:p text:style-name="P5"><text:span text:style-name="T6">10J.</text:span><text:span text:style-name="T9"> Ulica</text:span></text:p>
                </table:table-cell>
                <table:covered-table-cell/>
                <table:table-cell table:style-name="Tabela3.A1" office:value-type="string">
                  <text:p text:style-name="P5"><text:span text:style-name="T6">10K. </text:span><text:span text:style-name="T9">Numer domu/mieszkania</text:span></text:p>
                </table:table-cell>
                <table:table-cell table:style-name="Tabela3.A1" office:value-type="string">
                  <text:p text:style-name="P5"><text:span text:style-name="T6">10L . </text:span><text:span text:style-name="T9">Kod pocztowy i miejscowość</text:span></text:p>
                </table:table-cell>
              </table:table-row>
              <table:table-row table:style-name="Tabela3.5">
                <table:table-cell table:style-name="Tabela3.A1" table:number-columns-spanned="2" office:value-type="string">
                  <text:p text:style-name="P8"/>
                </table:table-cell>
                <table:covered-table-cell/>
                <table:table-cell table:style-name="Tabela3.A1" office:value-type="string">
                  <text:p text:style-name="P8"/>
                </table:table-cell>
                <table:table-cell table:style-name="Tabela3.A1" office:value-type="string">
                  <text:p text:style-name="P8"/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0">
          <table:table-cell table:style-name="Tabela10.A2" table:number-columns-spanned="19" office:value-type="string">
            <text:list xml:id="list33357224" text:continue-numbering="true" text:style-name="WWNum2">
              <text:list-item>
                <text:p text:style-name="P41"><text:span text:style-name="T2">Numer karty ubezpieczenia zdrowotnego albo numer poświadczenia potwierdzającego prawo do świadczeń opieki zdrowotnej</text:span><text:span text:style-name="T4">2</text:span><text:span text:style-name="T5">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9" office:value-type="string">
            <text:list xml:id="list33354089" text:continue-numbering="true" text:style-name="WWNum2">
              <text:list-item>
                <text:p text:style-name="P42">Kod oddziału wojewódzkiego Narodowego Funduszu Zdrowi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1">
          <table:table-cell table:style-name="Tabela10.A11" office:value-type="string">
            <text:p text:style-name="P25"/>
          </table:table-cell>
          <table:table-cell table:style-name="Tabela10.A11" office:value-type="string">
            <text:p text:style-name="P25"/>
          </table:table-cell>
          <table:table-cell table:style-name="Tabela10.A11" table:number-columns-spanned="2" office:value-type="string">
            <text:p text:style-name="P25"/>
          </table:table-cell>
          <table:covered-table-cell/>
          <table:table-cell table:style-name="Tabela10.A11" office:value-type="string">
            <text:p text:style-name="P25"/>
          </table:table-cell>
          <table:table-cell table:style-name="Tabela10.A11" office:value-type="string">
            <text:p text:style-name="P25"/>
          </table:table-cell>
          <table:table-cell table:style-name="Tabela10.A11" office:value-type="string">
            <text:p text:style-name="P25"/>
          </table:table-cell>
          <table:table-cell table:style-name="Tabela10.A11" table:number-columns-spanned="2" office:value-type="string">
            <text:p text:style-name="P25"/>
          </table:table-cell>
          <table:covered-table-cell/>
          <table:table-cell table:style-name="Tabela10.A11" table:number-columns-spanned="2" office:value-type="string">
            <text:p text:style-name="P25"/>
          </table:table-cell>
          <table:covered-table-cell/>
          <table:table-cell table:style-name="Tabela10.A11" office:value-type="string">
            <text:p text:style-name="P25"/>
          </table:table-cell>
          <table:table-cell table:style-name="Tabela10.A11" table:number-columns-spanned="3" office:value-type="string">
            <text:p text:style-name="P25"/>
          </table:table-cell>
          <table:covered-table-cell/>
          <table:covered-table-cell/>
          <table:table-cell table:style-name="Tabela10.A11" table:number-columns-spanned="2" office:value-type="string">
            <text:p text:style-name="P25"/>
          </table:table-cell>
          <table:covered-table-cell/>
          <table:table-cell table:style-name="Tabela10.A11" table:number-columns-spanned="2" office:value-type="string">
            <text:p text:style-name="P25"/>
          </table:table-cell>
          <table:covered-table-cell/>
          <table:table-cell table:style-name="Tabela10.A1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ela10.A1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ela10.A11" table:number-columns-spanned="11" office:value-type="string"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table:number-columns-spanned="3" office:value-type="string">
            <text:list xml:id="list33357419" text:continue-list="list6533803249451302029" text:style-name="WWNum1">
              <text:list-item>
                <text:p text:style-name="P32">DANE DOTYCZĄCE ŚWIADCZENIODAWCY </text:p>
              </text:list-item>
            </text:list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3" office:value-type="string">
            <text:p text:style-name="P16"><text:span text:style-name="T2">13.</text:span><text:span text:style-name="T6"> Na podstawie art. 9 ust. 1 ustawy z dnia 27 października 2017 r. o podstawowej opiece zdrowotnej (Dz. U. poz. 2217, z późn. zm.) deklaruję wybór:</text:span></text:p>
            <table:table table:name="Tabela4" table:style-name="Tabela4">
              <table:table-column table:style-name="Tabela4.A"/>
              <table:table-column table:style-name="Tabela4.B"/>
              <table:table-row table:style-name="Tabela4.1">
                <table:table-cell table:style-name="Tabela4.A1" office:value-type="string">
                  <text:p text:style-name="P20"><text:span text:style-name="T6">13A. </text:span><text:span text:style-name="T9">Nazwa (firma) </text:span></text:p>
                  <text:p text:style-name="P33">świadczeniodawcy</text:p>
                </table:table-cell>
                <table:table-cell table:style-name="Tabela4.A1" office:value-type="string">
                  <text:p text:style-name="P8"/>
                </table:table-cell>
              </table:table-row>
              <table:table-row table:style-name="Tabela4.1">
                <table:table-cell table:style-name="Tabela4.A1" office:value-type="string">
                  <text:p text:style-name="P5"><text:span text:style-name="T6">13B. </text:span><text:span text:style-name="T9">Adres siedziby</text:span></text:p>
                  <text:p text:style-name="P30"><text:s/>świadczeniodawcy</text:p>
                </table:table-cell>
                <table:table-cell table:style-name="Tabela4.A1" office:value-type="string">
                  <text:p text:style-name="P8"/>
                </table:table-cell>
              </table:table-row>
            </table:table>
            <text:p text:style-name="P21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0.9">
          <table:table-cell table:style-name="Tabela10.A2" table:number-columns-spanned="3" office:value-type="string">
            <text:p text:style-name="P15"><text:span text:style-name="T2">14.</text:span><text:span text:style-name="T6"> W bieżącym roku dokonuję wyboru:</text:span><text:span text:style-name="T4">3)</text:span></text:p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row table:style-name="Tabela5.1">
                <table:table-cell table:style-name="Tabela5.A1" office:value-type="string">
                  <text:p text:style-name="P9">□ po raz pierwszy</text:p>
                </table:table-cell>
                <table:table-cell table:style-name="Tabela5.A1" office:value-type="string">
                  <text:p text:style-name="P5"><text:span text:style-name="T6">□ po raz drugi</text:span><text:span text:style-name="T4">4)</text:span></text:p>
                </table:table-cell>
                <table:table-cell table:style-name="Tabela5.A1" office:value-type="string">
                  <text:p text:style-name="P17"><text:span text:style-name="T6">□ po raz kolejny</text:span><text:span text:style-name="T4">4)</text:span><text:span text:style-name="T6"> </text:span></text:p>
                </table:table-cell>
              </table:table-row>
            </table:table>
            <text:p text:style-name="P1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3" office:value-type="string">
            <text:p text:style-name="P14"><text:span text:style-name="T2">15.</text:span><text:span text:style-name="T6"> W przypadku dokonania wyboru po raz drugi lub kolejny w bieżącym roku, należy wskazać, czy powodem dokonania wyboru jest:</text:span></text:p>
            <table:table table:name="Tabela6" table:style-name="Tabela6">
              <table:table-column table:style-name="Tabela6.A"/>
              <table:table-row table:style-name="Tabela6.1">
                <table:table-cell table:style-name="Tabela6.A1" office:value-type="string">
                  <text:list xml:id="list5280646640917371627" text:style-name="WWNum4">
                    <text:list-item>
                      <text:p text:style-name="P47">okoliczność określona w art. 9 ust. 5 ustawy z dnia 27 października 2017 r. o podstawowej opiece zdrowotnej: </text:p>
                    </text:list-item>
                  </text:list>
                  <text:list xml:id="list2685272564951692099" text:style-name="WWNum3">
                    <text:list-item>
                      <text:p text:style-name="P48">zmiana miejsca zamieszkania</text:p>
                    </text:list-item>
                    <text:list-item>
                      <text:p text:style-name="P48">zaprzestanie udzielania świadczeń opieki zdrowotnej przez wybranego świadczeniodawcę, pielęgniarkę podstawowej opieki zdrowotnej u wybranego świadczeniodawcy</text:p>
                    </text:list-item>
                    <text:list-item>
                      <text:p text:style-name="P48">z innych przyczyn powstałych po stronie świadczeniodawcy (podać jakich)</text:p>
                    </text:list-item>
                  </text:list>
                  <text:p text:style-name="P35">………………………………………………………………………………………………………………………………………</text:p>
                </table:table-cell>
              </table:table-row>
              <table:table-row table:style-name="Tabela6.1">
                <table:table-cell table:style-name="Tabela6.A2" office:value-type="string">
                  <text:list xml:id="list33334934" text:continue-list="list5280646640917371627" text:style-name="WWNum4">
                    <text:list-item>
                      <text:p text:style-name="P43">inna okoliczność</text:p>
                    </text:list-item>
                  </text:list>
                </table:table-cell>
              </table:table-row>
            </table:table>
            <text:p text:style-name="P3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6" table:number-columns-spanned="3" office:value-type="string">
            <text:list xml:id="list33351872" text:continue-list="list33357419" text:style-name="WWNum1">
              <text:list-item>
                <text:p text:style-name="P32">DANE DOTYCZĄCE PIELĘGNIARKI PODSTAWOWEJ OPIEKI ZDROWOTNEJ</text:p>
              </text:list-item>
            </text:list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3" office:value-type="string">
            <text:p text:style-name="P16"><text:span text:style-name="T2">16.</text:span><text:span text:style-name="T6"> Na podstawie art. 9 ust. 2 ustawy z dnia 27 października 2017 r. o podstawowej opiece zdrowotnej deklaruję wybór:</text:span><text:span text:style-name="T4">5)</text:span></text:p>
            <table:table table:name="Tabela7" table:style-name="Tabela7">
              <table:table-column table:style-name="Tabela7.A"/>
              <table:table-column table:style-name="Tabela7.B"/>
              <table:table-row table:style-name="Tabela7.1">
                <table:table-cell table:style-name="Tabela7.A1" office:value-type="string">
                  <text:p text:style-name="P34">Imi<text:soft-page-break/>ę i nazwisko pielęgniarki</text:p>
                  <text:p text:style-name="P34">podstawowej opieki zdrowotnej</text:p>
                </table:table-cell>
                <table:table-cell table:style-name="Tabela7.B1" office:value-type="string">
                  <text:p text:style-name="P8"/>
                </table:table-cell>
              </table:table-row>
            </table:table>
            <text:p text:style-name="P11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0.9">
          <table:table-cell table:style-name="Tabela10.A2" table:number-columns-spanned="3" office:value-type="string">
            <text:p text:style-name="P19"><text:span text:style-name="T2">17.</text:span><text:span text:style-name="T6"> W bieżącym roku dokonuję wyboru:</text:span><text:span text:style-name="T4">3)</text:span></text:p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row table:style-name="Tabela8.1">
                <table:table-cell table:style-name="Tabela8.A1" office:value-type="string">
                  <text:p text:style-name="P9">□ po raz pierwszy</text:p>
                </table:table-cell>
                <table:table-cell table:style-name="Tabela8.A1" office:value-type="string">
                  <text:p text:style-name="P5"><text:span text:style-name="T6">□ po raz drugi</text:span><text:span text:style-name="T4">4)</text:span></text:p>
                </table:table-cell>
                <table:table-cell table:style-name="Tabela8.A1" office:value-type="string">
                  <text:p text:style-name="P17"><text:span text:style-name="T6">□ po raz kolejny</text:span><text:span text:style-name="T4">4)</text:span><text:span text:style-name="T6"> </text:span></text:p>
                </table:table-cell>
              </table:table-row>
            </table:table>
            <text:p text:style-name="P18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3" office:value-type="string">
            <text:p text:style-name="P14"><text:span text:style-name="T2">18. </text:span><text:span text:style-name="T6">W przypadku dokonania wyboru po raz drugi lub kolejny w bieżącym roku, należy wskazać, czy powodem dokonania wyboru jest:</text:span></text:p>
            <table:table table:name="Tabela9" table:style-name="Tabela9">
              <table:table-column table:style-name="Tabela9.A"/>
              <table:table-row table:style-name="Tabela9.1">
                <table:table-cell table:style-name="Tabela9.A1" office:value-type="string">
                  <text:list xml:id="list33339825" text:continue-list="list33334934" text:style-name="WWNum4">
                    <text:list-item>
                      <text:p text:style-name="P47">okoliczność określona w art. 9 ust. 5 ustawy z dnia 27 października 2017 r. o podstawowej opiece zdrowotnej: </text:p>
                    </text:list-item>
                  </text:list>
                  <text:list xml:id="list33352258" text:continue-list="list2685272564951692099" text:style-name="WWNum3">
                    <text:list-item>
                      <text:p text:style-name="P48">zmiana miejsca zamieszkania</text:p>
                    </text:list-item>
                    <text:list-item>
                      <text:p text:style-name="P48">zaprzestanie udzielania świadczeń opieki zdrowotnej przez wybranego świadczeniodawcę, pielęgniarkę podstawowej opieki zdrowotnej u wybranego świadczeniodawcy</text:p>
                    </text:list-item>
                    <text:list-item>
                      <text:p text:style-name="P48">z innych przyczyn powstałych po stronie świadczeniodawcy (podać jakich)</text:p>
                    </text:list-item>
                  </text:list>
                  <text:p text:style-name="P35">………………………………………………………………………………………………………………………………………</text:p>
                </table:table-cell>
              </table:table-row>
              <table:table-row table:style-name="Tabela9.1">
                <table:table-cell table:style-name="Tabela9.A2" office:value-type="string">
                  <text:list xml:id="list33354068" text:continue-list="list33339825" text:style-name="WWNum4">
                    <text:list-item>
                      <text:p text:style-name="P43">inna okoliczność</text:p>
                    </text:list-item>
                  </text:list>
                </table:table-cell>
              </table:table-row>
            </table:table>
            <text:p text:style-name="P11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0">
          <table:table-cell table:style-name="Tabela10.A20" table:number-columns-spanned="3" office:value-type="string">
            <text:p text:style-name="P13"/>
            <text:p text:style-name="P13">…………………………………………</text:p>
            <text:p text:style-name="P13">(data)</text:p>
          </table:table-cell>
          <table:covered-table-cell/>
          <table:covered-table-cell/>
          <table:table-cell table:style-name="Tabela10.A20" table:number-columns-spanned="35" office:value-type="string">
            <text:p text:style-name="P13"/>
            <text:p text:style-name="P13">……………………………………….………..…………………………………………</text:p>
            <text:p text:style-name="P13">(podpis świadczeniobiorcy lub przedstawiciela ustawoweg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1">
          <table:table-cell table:style-name="Tabela10.A11" table:number-columns-spanned="3" office:value-type="string">
            <text:p text:style-name="P13"/>
            <text:p text:style-name="P12"/>
            <text:p text:style-name="P13">………….……….………..…………………………………………</text:p>
            <text:p text:style-name="P13">(podpis osoby przyjmującej deklarację wyboru)</text:p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>OBJAŚNIENIA:</text:p>
      <text:list xml:id="list6203815687062906849" text:style-name="WWNum6">
        <text:list-item>
          <text:p text:style-name="P38">Świadczeniobiorca wypełnia deklarację wyboru świadczeniodawcy udzielającego świadczeń z zakresu podstawowej opieki zdrowotnej oraz pielęgniarki podstawowej opieki zdrowotnej, w przypadku gdy dokonuje wyboru lekarza POZ, pielęgniarki POZ i położnej POZ u różnych świadczeniodawców, albo będących świadczeniodawcami. Nie wypełnia jej w przypadku, gdy udzielają oni świadczeń u tego samego świadczeniodawcy.</text:p>
        </text:list-item>
        <text:list-item>
          <text:p text:style-name="P38">Jeżeli świadczeniobiorcy została wydana karta ubezpieczenia zdrowotnego, a w przypadku osób uprawnionych na podstawie przepisów o koordynacji w rozumieniu art. 5 pkt 23 ustawy z dnia 27 sierpnia 2004 r. o świadczeniach opieki zdrowotnej finansowanych ze środków publicznych (Dz. U. z 2017 r. poz. 1938, z późn. zm.) – numer poświadczenia potwierdzającego prawo do świadczeń opieki zdrowotnej w ramach ubezpieczenia zdrowotnego na terytorium Rzeczypospolitej Polskiej w rozumieniu art. 52 ustawy z dnia 27 sierpnia 2004 r. o świadczeniach opieki zdrowotnej finansowanych ze środków publicznych.</text:p>
        </text:list-item>
        <text:list-item>
          <text:p text:style-name="P38">Świadczeniobiorca ma prawo bezpłatnego wyboru świadczeniodawcy, lekarza podstawowej opieki zdrowotnej, pielęgniarki podstawowej opieki zdrowotnej lub położnej podstawowej opieki zdrowotnej nie częściej niż dwa razy w roku kalendarzowym, a w przypadku każdej kolejnej zmiany wnosi opłatę w wysokości 80 zł. Świadczeniobiorca nie ponosi opłaty w przypadku zmiany swojego <text:soft-page-break/>miejsca zamieszkania lub w przypadku zaprzestania udzielania świadczeń opieki zdrowotnej przez wybranego świadczeniodawcę, lekarza podstawowej opieki zdrowotnej, pielęgniarkę podstawowej opieki zdrowotnej lub położną podstawowej opieki zdrowotnej u wybranego świadczeniodawcy, lub w sytuacji gdy świadczeniobiorca, którego lekarzem podstawowej opieki zdrowotnej jest lekarz posiadający specjalizację I lub II stopnia lub tytuł specjalisty w dziedzinie pediatrii, osiągnął 18. rok życia, lub z innych przyczyn powstałych po stronie świadczeniodawcy (art. 9 ust. 4 i 5 ustawy z dnia 27 października 2017 r. o podstawowej opiece zdrowotnej).</text:p>
        </text:list-item>
        <text:list-item>
          <text:p text:style-name="P38">W przypadku wyboru drugiego i kolejnego należy podać informację, czy powodem dokonania wyboru jest okoliczność określona w art. 9 ust. 5 ustawy z dnia 27 października 2017 r. o podstawowej opiece zdrowotnej, tzn. zmiana miejsca zamieszkania świadczeniobiorcy lub zaprzestanie udzielania świadczeń opieki zdrowotnej przez wybranego świadczeniodawcę, lekarza podstawowej opieki zdrowotnej, pielęgniarkę podstawowej opieki zdrowotnej lub położną podstawowej opieki zdrowotnej u wybranego świadczeniodawcy lub zmiana lekarza podstawowej opieki zdrowotnej, w sytuacji gdy świadczeniobiorca, którego lekarzem podstawowej opieki zdrowotnej jest lekarz posiadający specjalizację I lub II stopnia lub tytuł specjalisty w dziedzinie pediatrii, osiągnął 18. rok życia, lub z innych przyczyn powstałych po stronie świadczeniodawcy. </text:p>
        </text:list-item>
        <text:list-item>
          <text:p text:style-name="P38">Świadczeniobiorca może wybrać lekarza podstawowej opieki zdrowotnej, pielęgniarkę podstawowej opieki zdrowotnej lub położną podstawowej opieki zdrowotnej u tego samego świadczeniodawcy, u różnych świadczeniodawców albo będących świadczeniodawcami (art. 9 ust. 3 ustawy z dnia 27 października 2017 r. o podstawowej opiece zdrowotnej).</text:p>
        </text:list-item>
        <text:list-item>
          <text:p text:style-name="P39">Deklaracje złożone przez przedstawicieli ustawowych w imieniu osób małoletnich po osiągnięciu przez nie pełnoletności zachowują ważność, z wyjątkiem sytuacji gdy lekarzem podstawowej opieki zdrowotnej jest lekarz posiadający specjalizację I lub II stopnia lub tytuł specjalisty w dziedzinie pediatrii.</text:p>
        </text:list-item>
      </text:list>
      <text:p text:style-name="P2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kst_20_dymka_20_Znak" style:display-name="Tekst dymka Znak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style:font-name-complex="Times New Roman2"/>
    </style:style>
    <style:style style:name="ListLabel_20_4" style:display-name="ListLabel 4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29cm" fo:margin-bottom="1.752cm" fo:margin-left="0.501cm" fo:margin-right="0.83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szyńska-Kęska Eliza</meta:initial-creator>
    <dc:creator>Anna Zalewska</dc:creator>
    <meta:editing-cycles>2</meta:editing-cycles>
    <meta:creation-date>2018-10-03T13:28:00</meta:creation-date>
    <dc:date>2019-01-22T10:13:41.18</dc:date>
    <meta:editing-duration>P0D</meta:editing-duration>
    <meta:generator>OpenOffice/4.1.6$Win32 OpenOffice.org_project/416m1$Build-9790</meta:generator>
    <meta:document-statistic meta:table-count="10" meta:image-count="0" meta:object-count="0" meta:page-count="6" meta:paragraph-count="82" meta:word-count="887" meta:character-count="6643"/>
    <meta:user-defined meta:name="AppVersion">14.0000</meta:user-defined>
    <meta:user-defined meta:name="Company">Ministerstwo Zdrow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